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loext:padding="0.049cm" loext:border="0.06pt solid #000000"/>
    </style:style>
    <style:style style:name="P2" style:family="paragraph" style:parent-style-name="Preformatted_20_Text">
      <style:paragraph-properties fo:margin-top="0cm" fo:margin-bottom="0.499cm" style:contextual-spacing="false" fo:padding="0.049cm" fo:border="0.06pt solid #cccccc"/>
      <style:text-properties loext:padding="0.049cm" loext:border="0.06pt solid #000000"/>
    </style:style>
    <style:style style:name="P3" style:family="paragraph" style:parent-style-name="Preformatted_20_Text">
      <style:paragraph-properties fo:padding="0.049cm" fo:border="0.06pt solid #cccccc"/>
      <style:text-properties loext:padding="0.049cm" loext:border="0.06pt solid #000000"/>
    </style:style>
    <style:style style:name="P4" style:family="paragraph" style:parent-style-name="Preformatted_20_Text">
      <style:paragraph-properties fo:padding="0.049cm" fo:border="0.06pt solid #cccccc"/>
    </style:style>
    <style:style style:name="P5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6" style:family="paragraph" style:parent-style-name="Text_20_body" style:list-style-name="L1">
      <style:paragraph-properties fo:padding="0.049cm" fo:border="0.06pt solid #dddddd"/>
    </style:style>
    <style:style style:name="P7" style:family="paragraph" style:parent-style-name="Text_20_body">
      <style:paragraph-properties fo:padding="0.049cm" fo:border="0.06pt solid #000000"/>
    </style:style>
    <style:style style:name="P8" style:family="paragraph" style:parent-style-name="Text_20_body" style:list-style-name="L2">
      <style:paragraph-properties fo:margin-top="0cm" fo:margin-bottom="0cm" style:contextual-spacing="false" fo:padding="0.049cm" fo:border="0.06pt solid #000000"/>
    </style:style>
    <style:style style:name="P9" style:family="paragraph" style:parent-style-name="Text_20_body" style:list-style-name="L2">
      <style:paragraph-properties fo:padding="0.049cm" fo:border="0.06pt solid #000000"/>
    </style:style>
    <style:style style:name="P10" style:family="paragraph" style:parent-style-name="Text_20_body" style:list-style-name="L3">
      <style:paragraph-properties fo:margin-top="0cm" fo:margin-bottom="0cm" style:contextual-spacing="false" fo:padding="0.049cm" fo:border="0.06pt solid #000000"/>
    </style:style>
    <style:style style:name="P11" style:family="paragraph" style:parent-style-name="Text_20_body" style:list-style-name="L3">
      <style:paragraph-properties fo:padding="0.049cm" fo:border="0.06pt solid #000000"/>
    </style:style>
    <style:style style:name="P12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13" style:family="paragraph" style:parent-style-name="Text_20_body" style:list-style-name="L4">
      <style:paragraph-properties fo:margin-top="0cm" fo:margin-bottom="0cm" style:contextual-spacing="false" fo:padding="0.049cm" fo:border="0.06pt solid #000000"/>
    </style:style>
    <style:style style:name="P14" style:family="paragraph" style:parent-style-name="Text_20_body" style:list-style-name="L4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00049. Beautiful Towers I</text:h>
      <text:p text:style-name="Text_20_body"><text:a xlink:type="simple" xlink:href="https://leetcode.com/contest/weekly-contest-364/problems/beautiful-towers-i/submissions/" text:style-name="Internet_20_link" text:visited-style-name="Visited_20_Internet_20_Link"><text:span text:style-name="T2">My Submissions</text:span></text:a><text:a xlink:type="simple" xlink:href="https://leetcode.com/contest/weekly-contest-364/" text:style-name="Internet_20_link" text:visited-style-name="Visited_20_Internet_20_Link"><text:span text:style-name="T3">Back to Contest</text:span></text:a></text:p>
      <text:list xml:id="list1305517568" text:style-name="L1">
        <text:list-item>
          <text:p text:style-name="P5"><text:span text:style-name="Strong_20_Emphasis"><text:span text:style-name="T1">User Accepted:</text:span></text:span><text:span text:style-name="T1">4878</text:span></text:p>
        </text:list-item>
        <text:list-item>
          <text:p text:style-name="P5"><text:span text:style-name="Strong_20_Emphasis"><text:span text:style-name="T1">User Tried:</text:span></text:span><text:span text:style-name="T1">6579</text:span></text:p>
        </text:list-item>
        <text:list-item>
          <text:p text:style-name="P5"><text:span text:style-name="Strong_20_Emphasis"><text:span text:style-name="T1">Total Accepted:</text:span></text:span><text:span text:style-name="T1">4953</text:span></text:p>
        </text:list-item>
        <text:list-item>
          <text:p text:style-name="P5"><text:span text:style-name="Strong_20_Emphasis"><text:span text:style-name="T1">Total Submissions:</text:span></text:span><text:span text:style-name="T1">11487</text:span></text:p>
        </text:list-item>
        <text:list-item>
          <text:p text:style-name="P6"><text:span text:style-name="Strong_20_Emphasis"><text:span text:style-name="T1">Difficulty:</text:span></text:span><text:span text:style-name="T1">Medium</text:span></text:p>
        </text:list-item>
      </text:list>
      <text:p text:style-name="P7"><text:span text:style-name="T1">You are given a </text:span><text:span text:style-name="Strong_20_Emphasis"><text:span text:style-name="T1">0-indexed</text:span></text:span><text:span text:style-name="T1"> array </text:span><text:span text:style-name="Source_20_Text"><text:span text:style-name="T1">maxHeights</text:span></text:span><text:span text:style-name="T1"> of </text:span><text:span text:style-name="Source_20_Text"><text:span text:style-name="T1">n</text:span></text:span><text:span text:style-name="T1"> integers.</text:span></text:p>
      <text:p text:style-name="P7"><text:span text:style-name="T1">You are tasked with building </text:span><text:span text:style-name="Source_20_Text"><text:span text:style-name="T1">n</text:span></text:span><text:span text:style-name="T1"> towers in the coordinate line. The </text:span><text:span text:style-name="Source_20_Text"><text:span text:style-name="T1">ith</text:span></text:span><text:span text:style-name="T1"> tower is built at coordinate </text:span><text:span text:style-name="Source_20_Text"><text:span text:style-name="T1">i</text:span></text:span><text:span text:style-name="T1"> and has a height of </text:span><text:span text:style-name="Source_20_Text"><text:span text:style-name="T1">heights[i]</text:span></text:span><text:span text:style-name="T1">.</text:span></text:p>
      <text:p text:style-name="P7"><text:span text:style-name="T1">A configuration of towers is </text:span><text:span text:style-name="Strong_20_Emphasis"><text:span text:style-name="T1">beautiful</text:span></text:span><text:span text:style-name="T1"> if the following conditions hold:</text:span></text:p>
      <text:list xml:id="list3712504512" text:style-name="L2">
        <text:list-item>
          <text:p text:style-name="P8"><text:span text:style-name="Source_20_Text"><text:span text:style-name="T1">1 &lt;= heights[i] &lt;= maxHeights[i]</text:span></text:span></text:p>
        </text:list-item>
        <text:list-item>
          <text:p text:style-name="P9"><text:span text:style-name="Source_20_Text"><text:span text:style-name="T1">heights</text:span></text:span><text:span text:style-name="T1"> is a </text:span><text:span text:style-name="Strong_20_Emphasis"><text:span text:style-name="T1">mountain</text:span></text:span><text:span text:style-name="T1"> array.</text:span></text:p>
        </text:list-item>
      </text:list>
      <text:p text:style-name="P7"><text:span text:style-name="T1">Array </text:span><text:span text:style-name="Source_20_Text"><text:span text:style-name="T1">heights</text:span></text:span><text:span text:style-name="T1"> is a </text:span><text:span text:style-name="Strong_20_Emphasis"><text:span text:style-name="T1">mountain</text:span></text:span><text:span text:style-name="T1"> if there exists an index </text:span><text:span text:style-name="Source_20_Text"><text:span text:style-name="T1">i</text:span></text:span><text:span text:style-name="T1"> such that:</text:span></text:p>
      <text:list xml:id="list994689664" text:style-name="L3">
        <text:list-item>
          <text:p text:style-name="P10"><text:span text:style-name="T1">For all </text:span><text:span text:style-name="Source_20_Text"><text:span text:style-name="T1">0 &lt; j &lt;= i</text:span></text:span><text:span text:style-name="T1">, </text:span><text:span text:style-name="Source_20_Text"><text:span text:style-name="T1">heights[j - 1] &lt;= heights[j]</text:span></text:span></text:p>
        </text:list-item>
        <text:list-item>
          <text:p text:style-name="P11"><text:span text:style-name="T1">For all </text:span><text:span text:style-name="Source_20_Text"><text:span text:style-name="T1">i &lt;= k &lt; n - 1</text:span></text:span><text:span text:style-name="T1">, </text:span><text:span text:style-name="Source_20_Text"><text:span text:style-name="T1">heights[k + 1] &lt;= heights[k]</text:span></text:span></text:p>
        </text:list-item>
      </text:list>
      <text:p text:style-name="P7"><text:span text:style-name="T1">Return </text:span><text:span text:style-name="Emphasis"><text:span text:style-name="T1">the </text:span></text:span><text:span text:style-name="Emphasis"><text:span text:style-name="Strong_20_Emphasis"><text:span text:style-name="T1">maximum possible sum of heights</text:span></text:span></text:span><text:span text:style-name="Emphasis"><text:span text:style-name="T1"> of a beautiful configuration of towers</text:span></text:span><text:span text:style-name="T1">.</text:span></text:p>
      <text:p text:style-name="P12"> </text:p>
      <text:p text:style-name="P7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maxHeights = [5,3,4,1,1]</text:span></text:p>
      <text:p text:style-name="P4"><text:span text:style-name="Strong_20_Emphasis"><text:span text:style-name="T1">Output:</text:span></text:span><text:span text:style-name="T1"> 13</text:span></text:p>
      <text:p text:style-name="P4"><text:span text:style-name="Strong_20_Emphasis"><text:span text:style-name="T1">Explanation:</text:span></text:span><text:span text:style-name="T1"> One beautiful configuration with a maximum sum is heights = [5,3,3,1,1]. This configuration is beautiful since:</text:span></text:p>
      <text:p text:style-name="P3">- 1 &lt;= heights[i] &lt;= maxHeights[i] <text:s/></text:p>
      <text:p text:style-name="P3">- heights is a mountain of peak i = 0.</text:p>
      <text:p text:style-name="P2">It can be shown that there exists no other beautiful configuration with a sum of heights greater than 13.</text:p>
      <text:p text:style-name="P7"><text:span text:style-name="Strong_20_Emphasis"><text:span text:style-name="T1">Example 2:</text:span></text:span></text:p>
      <text:p text:style-name="P4"><text:soft-page-break/><text:span text:style-name="Strong_20_Emphasis"><text:span text:style-name="T1">Input:</text:span></text:span><text:span text:style-name="T1"> maxHeights = [6,5,3,9,2,7]</text:span></text:p>
      <text:p text:style-name="P4"><text:span text:style-name="Strong_20_Emphasis"><text:span text:style-name="T1">Output:</text:span></text:span><text:span text:style-name="T1"> 22</text:span></text:p>
      <text:p text:style-name="P4"><text:span text:style-name="Strong_20_Emphasis"><text:span text:style-name="T1">Explanation:</text:span></text:span><text:span text:style-name="T1"> One beautiful configuration with a maximum sum is heights = [3,3,3,9,2,2]. This configuration is beautiful since:</text:span></text:p>
      <text:p text:style-name="P3">- 1 &lt;= heights[i] &lt;= maxHeights[i]</text:p>
      <text:p text:style-name="P3">- heights is a mountain of peak i = 3.</text:p>
      <text:p text:style-name="P2">It can be shown that there exists no other beautiful configuration with a sum of heights greater than 22.</text:p>
      <text:p text:style-name="P7"><text:span text:style-name="Strong_20_Emphasis"><text:span text:style-name="T1">Example 3:</text:span></text:span></text:p>
      <text:p text:style-name="P4"><text:span text:style-name="Strong_20_Emphasis"><text:span text:style-name="T1">Input:</text:span></text:span><text:span text:style-name="T1"> maxHeights = [3,2,5,5,2,3]</text:span></text:p>
      <text:p text:style-name="P4"><text:span text:style-name="Strong_20_Emphasis"><text:span text:style-name="T1">Output:</text:span></text:span><text:span text:style-name="T1"> 18</text:span></text:p>
      <text:p text:style-name="P4"><text:span text:style-name="Strong_20_Emphasis"><text:span text:style-name="T1">Explanation:</text:span></text:span><text:span text:style-name="T1"> One beautiful configuration with a maximum sum is heights = [2,2,5,5,2,2]. This configuration is beautiful since:</text:span></text:p>
      <text:p text:style-name="P3">- 1 &lt;= heights[i] &lt;= maxHeights[i]</text:p>
      <text:p text:style-name="P3">- heights is a mountain of peak i = 2. </text:p>
      <text:p text:style-name="P3">Note that, for this configuration, i = 3 can also be considered a peak.</text:p>
      <text:p text:style-name="P2">It can be shown that there exists no other beautiful configuration with a sum of heights greater than 18.</text:p>
      <text:p text:style-name="P12"> </text:p>
      <text:p text:style-name="P7"><text:span text:style-name="Strong_20_Emphasis"><text:span text:style-name="T1">Constraints:</text:span></text:span></text:p>
      <text:list xml:id="list2175168548" text:style-name="L4">
        <text:list-item>
          <text:p text:style-name="P13"><text:span text:style-name="Source_20_Text"><text:span text:style-name="T1">1 &lt;= n == maxHeights &lt;= 103</text:span></text:span></text:p>
        </text:list-item>
        <text:list-item>
          <text:p text:style-name="P14"><text:span text:style-name="Source_20_Text"><text:span text:style-name="T1">1 &lt;= maxHeights[i] &lt;= 109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4T00:15:30.887000000</dc:date>
    <meta:editing-duration>PT7S</meta:editing-duration>
    <meta:editing-cycles>1</meta:editing-cycles>
    <meta:document-statistic meta:table-count="0" meta:image-count="0" meta:object-count="0" meta:page-count="2" meta:paragraph-count="43" meta:word-count="343" meta:character-count="1932" meta:non-whitespace-character-count="1636"/>
    <meta:generator>LibreOffice/7.2.2.2$Windows_X86_64 LibreOffice_project/02b2acce88a210515b4a5bb2e46cbfb63fe97d56</meta:generator>
  </office:meta>
</office:document-meta>
</file>